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fc11f" officeooo:paragraph-rsid="001fc11f"/>
    </style:style>
    <style:style style:name="P2" style:family="paragraph" style:parent-style-name="Text_20_body" style:list-style-name="L1">
      <style:paragraph-properties fo:margin-top="0cm" fo:margin-bottom="0cm" style:contextual-spacing="false" fo:orphans="2" fo:widows="2"/>
    </style:style>
    <style:style style:name="P3" style:family="paragraph" style:parent-style-name="Text_20_body" style:list-style-name="L1">
      <style:paragraph-properties fo:margin-top="0cm" fo:margin-bottom="0cm" style:contextual-spacing="false" fo:orphans="2" fo:widows="2"/>
      <style:text-properties officeooo:paragraph-rsid="002175fa"/>
    </style:style>
    <style:style style:name="P4" style:family="paragraph" style:parent-style-name="Text_20_body">
      <style:paragraph-properties fo:margin-top="0cm" fo:margin-bottom="0cm" style:contextual-spacing="false" fo:orphans="2" fo:widows="2"/>
      <style:text-properties officeooo:rsid="001fc11f"/>
    </style:style>
    <style:style style:name="P5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paragraph-rsid="0023561e"/>
    </style:style>
    <style:style style:name="P8" style:family="paragraph" style:parent-style-name="Text_20_body">
      <style:paragraph-properties fo:margin-left="0cm" fo:margin-right="0cm" fo:margin-top="0cm" fo:margin-bottom="0.423cm" style:contextual-spacing="false" fo:text-align="justify" style:justify-single-word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24e931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2858d6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3480d8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officeooo:paragraph-rsid="002858d6"/>
    </style:style>
    <style:style style:name="P15" style:family="paragraph" style:parent-style-name="Text_20_body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24292e" style:font-name="apple-system" fo:letter-spacing="normal" fo:font-style="normal" fo:font-weight="normal" style:font-weight-asian="normal" style:font-weight-complex="normal"/>
    </style:style>
    <style:style style:name="P16" style:family="paragraph" style:parent-style-name="Text_20_body">
      <style:paragraph-properties fo:margin-top="0cm" fo:margin-bottom="0.423cm" style:contextual-spacing="false"/>
    </style:style>
    <style:style style:name="P17" style:family="paragraph" style:parent-style-name="Text_20_body" style:list-style-name="L3">
      <style:paragraph-properties fo:margin-top="0cm" fo:margin-bottom="0.423cm" style:contextual-spacing="false"/>
    </style:style>
    <style:style style:name="P18" style:family="paragraph" style:parent-style-name="Text_20_body" style:list-style-name="L3">
      <style:paragraph-properties fo:margin-top="0cm" fo:margin-bottom="0.423cm" style:contextual-spacing="false"/>
      <style:text-properties fo:color="#ff6600" fo:font-weight="bold" style:font-weight-asian="bold" style:font-weight-complex="bold"/>
    </style:style>
    <style:style style:name="P19" style:family="paragraph" style:parent-style-name="Standard">
      <style:text-properties officeooo:rsid="001fc11f" officeooo:paragraph-rsid="001fc11f"/>
    </style:style>
    <style:style style:name="P20" style:family="paragraph" style:parent-style-name="Standard">
      <style:text-properties style:font-name="Liberation Serif" fo:font-size="10pt" style:font-size-asian="10pt" style:font-size-complex="10pt"/>
    </style:style>
    <style:style style:name="P21" style:family="paragraph" style:parent-style-name="Standard">
      <style:text-properties style:font-name="Liberation Serif" fo:font-size="10pt" officeooo:paragraph-rsid="0031b888" style:font-size-asian="10pt" style:font-size-complex="10pt"/>
    </style:style>
    <style:style style:name="P22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>
        <style:background-image/>
      </style:paragraph-properties>
      <style:text-properties fo:font-variant="normal" fo:text-transform="none" fo:color="#6a737d" style:font-name="SFMono-Regular" fo:font-size="9.75pt" fo:letter-spacing="normal" fo:font-style="normal" fo:font-weight="normal"/>
    </style:style>
    <style:style style:name="P23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24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9.75pt" fo:letter-spacing="normal" fo:font-style="normal" fo:font-weight="normal" officeooo:paragraph-rsid="004cdf50"/>
    </style:style>
    <style:style style:name="P25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>
        <style:background-image/>
      </style:paragraph-properties>
      <style:text-properties fo:font-variant="normal" fo:text-transform="none" fo:color="#24292e" style:font-name="SFMono-Regular" fo:letter-spacing="normal" fo:font-style="normal" fo:font-weight="bold" fo:background-color="#ffff00" style:font-weight-asian="bold" style:font-weight-complex="bold"/>
    </style:style>
    <style:style style:name="P26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>
        <style:background-image/>
      </style:paragraph-properties>
    </style:style>
    <style:style style:name="P27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28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9.75pt" fo:letter-spacing="normal" fo:font-style="normal" fo:font-weight="normal" officeooo:paragraph-rsid="004cdf50"/>
    </style:style>
    <style:style style:name="P29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9.75pt" fo:letter-spacing="normal" fo:font-style="normal" fo:font-weight="bold" style:font-weight-asian="bold" style:font-weight-complex="bold"/>
    </style:style>
    <style:style style:name="P30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fo:letter-spacing="normal"/>
    </style:style>
    <style:style style:name="P31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fo:letter-spacing="normal" fo:font-weight="bold" style:font-weight-asian="bold" style:font-weight-complex="bold"/>
    </style:style>
    <style:style style:name="P32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6a737d" style:font-name="SFMono-Regular" fo:font-size="9.75pt" fo:letter-spacing="normal" fo:font-style="normal" fo:font-weight="normal"/>
    </style:style>
    <style:style style:name="P33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ff6600" style:font-name="SFMono-Regular" fo:font-size="9.75pt" fo:letter-spacing="normal" fo:font-style="normal" fo:font-weight="bold" style:font-weight-asian="bold" style:font-weight-complex="bold"/>
    </style:style>
    <style:style style:name="P34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</style:style>
    <style:style style:name="P35" style:family="paragraph" style:parent-style-name="Quotations">
      <style:paragraph-properties fo:margin-left="0cm" fo:margin-right="0cm" fo:margin-top="0cm" fo:margin-bottom="0cm" style:contextual-spacing="false" fo:orphans="2" fo:widows="2" fo:text-indent="0cm" style:auto-text-indent="false" fo:padding-left="0.049cm" fo:padding-right="0cm" fo:padding-top="0cm" fo:padding-bottom="0cm" fo:border-left="0.51pt solid #dfe2e5" fo:border-right="none" fo:border-top="none" fo:border-bottom="none"/>
    </style:style>
    <style:style style:name="P36" style:family="paragraph" style:parent-style-name="Quotations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-left="0.049cm" fo:padding-right="0cm" fo:padding-top="0cm" fo:padding-bottom="0cm" fo:border-left="0.51pt solid #dfe2e5" fo:border-right="none" fo:border-top="none" fo:border-bottom="none"/>
    </style:style>
    <style:style style:name="P37" style:family="paragraph" style:parent-style-name="Heading_20_1">
      <style:paragraph-properties fo:margin-top="0cm" fo:margin-bottom="0cm" style:contextual-spacing="false" fo:orphans="2" fo:widows="2"/>
      <style:text-properties fo:font-variant="normal" fo:text-transform="none" fo:color="#24292e" style:font-name="apple-system" fo:letter-spacing="normal" fo:font-style="normal" fo:font-weight="bold"/>
    </style:style>
    <style:style style:name="P38" style:family="paragraph" style:parent-style-name="Heading_20_3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24292e" style:font-name="apple-system" fo:letter-spacing="normal" fo:font-style="normal" fo:font-weight="bold"/>
    </style:style>
    <style:style style:name="P39" style:family="paragraph" style:parent-style-name="Heading_20_3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24292e" style:font-name="apple-system" fo:letter-spacing="normal" fo:font-style="normal" fo:font-weight="bold" officeooo:paragraph-rsid="0039e134"/>
    </style:style>
    <style:style style:name="P40" style:family="paragraph" style:parent-style-name="Heading_20_3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bold" officeooo:paragraph-rsid="00264586" style:font-size-asian="12pt" style:font-size-complex="12pt"/>
    </style:style>
    <style:style style:name="P41" style:family="paragraph" style:parent-style-name="Heading_20_3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24292e" fo:letter-spacing="normal" officeooo:paragraph-rsid="002858d6"/>
    </style:style>
    <style:style style:name="P42" style:family="paragraph" style:parent-style-name="Heading_20_4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bold"/>
    </style:style>
    <style:style style:name="P43" style:family="paragraph" style:parent-style-name="Heading_20_4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bold" officeooo:paragraph-rsid="002e1a29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bold" style:font-weight-asian="bold" style:font-weight-complex="bold"/>
    </style:style>
    <style:style style:name="T3" style:family="text">
      <style:text-properties style:font-name="apple-system" fo:font-style="normal" fo:font-weight="bold"/>
    </style:style>
    <style:style style:name="T4" style:family="text">
      <style:text-properties fo:color="#24292e" style:font-name="apple-system" fo:font-size="12pt" fo:letter-spacing="normal" fo:font-weight="normal"/>
    </style:style>
    <style:style style:name="T5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officeooo:rsid="001fc11f" style:text-blinking="false" fo:background-color="transparent" loext:char-shading-value="0"/>
    </style:style>
    <style:style style:name="T7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ffffff" loext:char-shading-value="0"/>
    </style:style>
    <style:style style:name="T8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366d6" style:text-line-through-style="none" style:text-line-through-type="none" style:font-name="apple-system" fo:letter-spacing="normal" fo:font-style="normal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0366d6" style:text-line-through-style="none" style:text-line-through-type="none" style:font-name="apple-system" fo:letter-spacing="normal" fo:font-style="normal" style:text-underline-style="none" fo:font-weight="bold" officeooo:rsid="003f7b9e" style:text-blinking="false" fo:background-color="transparent" loext:char-shading-value="0"/>
    </style:style>
    <style:style style:name="T11" style:family="text">
      <style:text-properties fo:font-variant="normal" fo:text-transform="none" fo:color="#0366d6" style:text-line-through-style="none" style:text-line-through-type="none" style:font-name="apple-system" fo:font-size="15pt" fo:letter-spacing="normal" fo:font-style="normal" style:text-underline-style="none" fo:font-weight="bold" style:text-blinking="false" fo:background-color="#ffffff" loext:char-shading-value="0"/>
    </style:style>
    <style:style style:name="T12" style:family="text">
      <style:text-properties fo:font-variant="normal" fo:text-transform="none" fo:color="#0366d6" style:text-line-through-style="none" style:text-line-through-type="none" fo:letter-spacing="normal" fo:font-style="normal" style:text-underline-style="none" fo:font-weight="bold" style:text-blinking="false" fo:background-color="transparent" loext:char-shading-value="0"/>
    </style:style>
    <style:style style:name="T13" style:family="text">
      <style:text-properties fo:font-variant="normal" fo:text-transform="none" fo:color="#0366d6" style:text-line-through-style="none" style:text-line-through-type="none" fo:letter-spacing="normal" fo:font-style="normal" style:text-underline-style="none" fo:font-weight="bold" officeooo:rsid="003f7b9e" style:text-blinking="false" fo:background-color="transparent" loext:char-shading-value="0"/>
    </style:style>
    <style:style style:name="T14" style:family="text">
      <style:text-properties fo:font-variant="normal" fo:text-transform="none" fo:color="#0366d6" style:text-line-through-style="none" style:text-line-through-type="none" style:font-name="Liberation Serif" fo:letter-spacing="normal" fo:font-style="normal" style:text-underline-style="none" fo:font-weight="bold" style:text-blinking="false" fo:background-color="transparent" loext:char-shading-value="0"/>
    </style:style>
    <style:style style:name="T15" style:family="text">
      <style:text-properties fo:font-variant="normal" fo:text-transform="none" fo:color="#6a737d" style:font-name="apple-system" fo:font-size="12pt" fo:letter-spacing="normal" fo:font-style="normal" fo:font-weight="normal"/>
    </style:style>
    <style:style style:name="T16" style:family="text">
      <style:text-properties fo:font-variant="normal" fo:text-transform="none" fo:color="#6a737d" style:font-name="apple-system" fo:font-size="12pt" fo:letter-spacing="normal" fo:font-style="normal" fo:font-weight="normal" officeooo:rsid="0022e987"/>
    </style:style>
    <style:style style:name="T17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18" style:family="text">
      <style:text-properties fo:font-variant="normal" fo:text-transform="none" fo:color="#24292e" style:font-name="apple-system" fo:font-size="12pt" fo:letter-spacing="normal" fo:font-style="normal" fo:font-weight="normal" officeooo:rsid="0024e931"/>
    </style:style>
    <style:style style:name="T19" style:family="text">
      <style:text-properties fo:font-variant="normal" fo:text-transform="none" fo:color="#24292e" style:font-name="apple-system" fo:font-size="12pt" fo:letter-spacing="normal" fo:font-style="normal" fo:font-weight="normal" officeooo:rsid="002858d6"/>
    </style:style>
    <style:style style:name="T20" style:family="text">
      <style:text-properties fo:font-variant="normal" fo:text-transform="none" fo:color="#24292e" style:font-name="apple-system" fo:font-size="12pt" fo:letter-spacing="normal" fo:font-style="normal" fo:font-weight="normal" officeooo:rsid="002858d6" fo:padding="0cm" fo:border="none"/>
    </style:style>
    <style:style style:name="T21" style:family="text">
      <style:text-properties fo:font-variant="normal" fo:text-transform="none" fo:color="#24292e" style:font-name="apple-system" fo:font-size="12pt" fo:letter-spacing="normal" fo:font-style="normal" fo:font-weight="normal" officeooo:rsid="003480d8"/>
    </style:style>
    <style:style style:name="T22" style:family="text">
      <style:text-properties fo:font-variant="normal" fo:text-transform="none" fo:color="#24292e" style:font-name="apple-system" fo:font-size="12pt" fo:letter-spacing="normal" fo:font-style="normal" fo:font-weight="normal" officeooo:rsid="003913d1"/>
    </style:style>
    <style:style style:name="T23" style:family="text">
      <style:text-properties fo:font-variant="normal" fo:text-transform="none" fo:color="#24292e" style:font-name="apple-system" fo:font-size="12pt" fo:letter-spacing="normal" fo:font-style="normal" fo:font-weight="normal" officeooo:rsid="003baae2"/>
    </style:style>
    <style:style style:name="T24" style:family="text">
      <style:text-properties fo:font-variant="normal" fo:text-transform="none" fo:color="#24292e" style:font-name="apple-system" fo:font-size="12pt" fo:letter-spacing="normal" fo:font-style="normal" fo:font-weight="normal" officeooo:rsid="00447dd2"/>
    </style:style>
    <style:style style:name="T25" style:family="text">
      <style:text-properties fo:font-variant="normal" fo:text-transform="none" fo:color="#24292e" style:font-name="apple-system" fo:font-size="12pt" fo:letter-spacing="normal" fo:font-style="normal" fo:font-weight="bold" style:font-weight-asian="bold" style:font-weight-complex="bold"/>
    </style:style>
    <style:style style:name="T26" style:family="text">
      <style:text-properties fo:font-variant="normal" fo:text-transform="none" fo:color="#24292e" style:font-name="apple-system" fo:letter-spacing="normal" fo:font-style="normal" fo:font-weight="bold"/>
    </style:style>
    <style:style style:name="T27" style:family="text">
      <style:text-properties fo:font-variant="normal" fo:text-transform="none" fo:color="#24292e" style:font-name="apple-system" fo:letter-spacing="normal" fo:font-style="normal" fo:font-weight="bold" officeooo:rsid="003f7b9e"/>
    </style:style>
    <style:style style:name="T28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29" style:family="text">
      <style:text-properties fo:font-variant="normal" fo:text-transform="none" fo:color="#24292e" style:font-name="SFMono-Regular" fo:font-size="9.75pt" fo:letter-spacing="normal" fo:font-style="normal" fo:font-weight="normal" fo:padding="0cm" fo:border="none"/>
    </style:style>
    <style:style style:name="T30" style:family="text">
      <style:text-properties fo:font-variant="normal" fo:text-transform="none" fo:color="#24292e" style:font-name="SFMono-Regular" fo:font-size="9.75pt" fo:letter-spacing="normal" fo:font-style="normal" fo:font-weight="bold" style:font-weight-asian="bold" style:font-weight-complex="bold" fo:padding="0cm" fo:border="none"/>
    </style:style>
    <style:style style:name="T31" style:family="text">
      <style:text-properties fo:font-variant="normal" fo:text-transform="none" fo:color="#24292e" fo:letter-spacing="normal"/>
    </style:style>
    <style:style style:name="T32" style:family="text">
      <style:text-properties fo:font-variant="normal" fo:text-transform="none" fo:color="#24292e" fo:letter-spacing="normal" fo:font-style="normal" fo:font-weight="bold"/>
    </style:style>
    <style:style style:name="T33" style:family="text">
      <style:text-properties fo:font-variant="normal" fo:text-transform="none" fo:color="#24292e" fo:letter-spacing="normal" fo:font-style="normal" fo:font-weight="bold" officeooo:rsid="003f7b9e"/>
    </style:style>
    <style:style style:name="T34" style:family="text">
      <style:text-properties fo:font-variant="normal" fo:text-transform="none" fo:color="#ff6600" style:font-name="SFMono-Regular" fo:font-size="9.75pt" fo:letter-spacing="normal" fo:font-style="normal" fo:font-weight="normal" fo:padding="0cm" fo:border="none"/>
    </style:style>
    <style:style style:name="T35" style:family="text">
      <style:text-properties fo:font-variant="normal" fo:text-transform="none" fo:color="#ff6600" style:font-name="SFMono-Regular" fo:font-size="9.75pt" fo:letter-spacing="normal" fo:font-style="normal" fo:font-weight="normal" officeooo:rsid="002858d6" fo:padding="0cm" fo:border="none"/>
    </style:style>
    <style:style style:name="T36" style:family="text">
      <style:text-properties fo:font-variant="normal" fo:text-transform="none" fo:color="#ff6600" style:font-name="SFMono-Regular" fo:font-size="9.75pt" fo:letter-spacing="normal" fo:font-style="normal" fo:font-weight="bold" style:font-weight-asian="bold" style:font-weight-complex="bold" fo:padding="0cm" fo:border="none"/>
    </style:style>
    <style:style style:name="T37" style:family="text">
      <style:text-properties fo:font-variant="normal" fo:text-transform="none" fo:color="#d73a49" style:font-name="SFMono-Regular" fo:font-size="9.75pt" fo:letter-spacing="normal" fo:font-style="normal" fo:font-weight="normal"/>
    </style:style>
    <style:style style:name="T38" style:family="text">
      <style:text-properties officeooo:rsid="001fc11f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color="#6a737d" style:font-name="Liberation Serif" fo:font-size="10pt" fo:font-style="normal" fo:font-weight="normal" style:font-size-asian="10pt" style:font-size-complex="10pt"/>
    </style:style>
    <style:style style:name="T41" style:family="text">
      <style:text-properties fo:color="#6a737d" style:font-name="Liberation Serif" fo:font-size="10pt" fo:font-style="normal" fo:font-weight="normal" officeooo:rsid="0031b888" style:font-size-asian="10pt" style:font-size-complex="10pt"/>
    </style:style>
    <style:style style:name="T42" style:family="text">
      <style:text-properties fo:color="#6a737d" style:font-name="Liberation Serif" fo:font-size="10pt" fo:font-style="normal" fo:font-weight="normal" officeooo:rsid="0032c630" style:font-size-asian="10pt" style:font-size-complex="10pt"/>
    </style:style>
    <style:style style:name="T43" style:family="text">
      <style:text-properties fo:color="#6a737d" fo:font-style="normal" fo:font-weight="normal"/>
    </style:style>
    <style:style style:name="T44" style:family="text">
      <style:text-properties fo:color="#6a737d" fo:font-style="normal" fo:font-weight="normal" officeooo:rsid="0031b888"/>
    </style:style>
    <style:style style:name="T45" style:family="text">
      <style:text-properties fo:color="#6a737d" fo:font-style="normal" fo:font-weight="bold" style:font-weight-asian="bold" style:font-weight-complex="bold"/>
    </style:style>
    <style:style style:name="T46" style:family="text">
      <style:text-properties style:font-name="SFMono-Regular" fo:font-size="9.75pt" fo:font-style="normal"/>
    </style:style>
    <style:style style:name="T47" style:family="text">
      <style:text-properties style:font-name="SFMono-Regular" fo:font-size="9.75pt" fo:font-style="normal" fo:font-weight="normal"/>
    </style:style>
    <style:style style:name="T48" style:family="text">
      <style:text-properties style:font-name="SFMono-Regular" fo:font-size="9.75pt" fo:font-style="normal" fo:font-weight="bold" style:font-weight-asian="bold" style:font-weight-complex="bold"/>
    </style:style>
    <style:style style:name="T49" style:family="text">
      <style:text-properties style:font-name="SFMono-Regular" fo:font-size="9.75pt" fo:padding="0cm" fo:border="none"/>
    </style:style>
    <style:style style:name="T50" style:family="text">
      <style:text-properties style:font-name="SFMono-Regular" fo:font-size="9.75pt" fo:font-weight="bold" style:font-weight-asian="bold" style:font-weight-complex="bold" fo:padding="0cm" fo:border="none"/>
    </style:style>
    <style:style style:name="T51" style:family="text">
      <style:text-properties fo:font-size="9.75pt"/>
    </style:style>
    <style:style style:name="T52" style:family="text">
      <style:text-properties fo:font-size="9.75pt" officeooo:rsid="004e2b61"/>
    </style:style>
    <style:style style:name="T53" style:family="text">
      <style:text-properties fo:color="#d73a49"/>
    </style:style>
    <style:style style:name="T54" style:family="text">
      <style:text-properties fo:color="#d73a49" style:font-name="SFMono-Regular" fo:font-size="9.75pt" fo:font-style="normal" fo:font-weight="normal"/>
    </style:style>
    <style:style style:name="T55" style:family="text">
      <style:text-properties fo:color="#d73a49" style:font-name="SFMono-Regular" fo:font-size="9.75pt" fo:font-style="normal" fo:font-weight="bold" style:font-weight-asian="bold" style:font-weight-complex="bold"/>
    </style:style>
    <style:style style:name="T56" style:family="text">
      <style:text-properties fo:color="#005cc5"/>
    </style:style>
    <style:style style:name="T57" style:family="text">
      <style:text-properties fo:color="#005cc5" style:font-name="SFMono-Regular" fo:font-size="9.75pt" fo:font-style="normal" fo:font-weight="normal"/>
    </style:style>
    <style:style style:name="T58" style:family="text">
      <style:text-properties fo:color="#005cc5" style:font-name="SFMono-Regular" fo:font-size="9.75pt" fo:font-style="normal" fo:font-weight="bold" style:font-weight-asian="bold" style:font-weight-complex="bold"/>
    </style:style>
    <style:style style:name="T59" style:family="text">
      <style:text-properties fo:color="#032f62"/>
    </style:style>
    <style:style style:name="T60" style:family="text">
      <style:text-properties fo:color="#032f62" style:font-name="SFMono-Regular" fo:font-size="9.75pt" fo:font-style="normal"/>
    </style:style>
    <style:style style:name="T61" style:family="text">
      <style:text-properties fo:color="#032f62" style:font-name="SFMono-Regular" fo:font-size="9.75pt" fo:font-style="normal" fo:font-weight="normal"/>
    </style:style>
    <style:style style:name="T62" style:family="text">
      <style:text-properties fo:color="#032f62" style:font-name="SFMono-Regular" fo:font-size="9.75pt" fo:font-style="normal" fo:font-weight="bold" style:font-weight-asian="bold" style:font-weight-complex="bold"/>
    </style:style>
    <style:style style:name="T63" style:family="text">
      <style:text-properties fo:color="#032f62" style:font-name="Liberation Serif" fo:font-size="10pt" fo:font-style="normal" fo:font-weight="bold" style:font-size-asian="10pt" style:font-weight-asian="bold" style:font-size-complex="10pt" style:font-weight-complex="bold"/>
    </style:style>
    <style:style style:name="T64" style:family="text">
      <style:text-properties fo:color="#6f42c1"/>
    </style:style>
    <style:style style:name="T65" style:family="text">
      <style:text-properties fo:color="#6f42c1" style:font-name="SFMono-Regular" fo:font-size="9.75pt" fo:font-style="normal" fo:font-weight="normal"/>
    </style:style>
    <style:style style:name="T66" style:family="text">
      <style:text-properties fo:color="#6f42c1" style:font-name="SFMono-Regular" fo:font-size="9.75pt" fo:font-style="normal" fo:font-weight="bold" style:font-weight-asian="bold" style:font-weight-complex="bold"/>
    </style:style>
    <style:style style:name="T67" style:family="text">
      <style:text-properties fo:color="#6f42c1" style:font-name="SFMono-Regular" fo:font-size="9.75pt" fo:font-weight="normal" officeooo:rsid="003913d1"/>
    </style:style>
    <style:style style:name="T68" style:family="text">
      <style:text-properties fo:color="#6f42c1" style:font-name="SFMono-Regular" fo:font-size="9.75pt" officeooo:rsid="003913d1" style:font-weight-asian="bold" style:font-weight-complex="bold"/>
    </style:style>
    <style:style style:name="T69" style:family="text">
      <style:text-properties fo:color="#6f42c1" style:font-name="SFMono-Regular" fo:font-size="13pt" officeooo:rsid="003913d1" style:font-size-asian="13pt" style:font-weight-asian="bold" style:font-size-complex="13pt" style:font-weight-complex="bold"/>
    </style:style>
    <style:style style:name="T70" style:family="text">
      <style:text-properties fo:color="#6f42c1" style:font-name="SFMono-Regular" fo:font-size="11pt" officeooo:rsid="003913d1" style:font-size-asian="11pt" style:font-weight-asian="bold" style:font-size-complex="11pt" style:font-weight-complex="bold"/>
    </style:style>
    <style:style style:name="T71" style:family="text">
      <style:text-properties fo:color="#6f42c1" style:font-name="Liberation Serif" fo:font-size="10pt" fo:font-style="normal" fo:font-weight="bold" style:font-size-asian="10pt" style:font-weight-asian="bold" style:font-size-complex="10pt" style:font-weight-complex="bold"/>
    </style:style>
    <style:style style:name="T72" style:family="text">
      <style:text-properties fo:color="#6f42c1" style:font-name="Liberation Serif" fo:font-size="11pt" officeooo:rsid="003913d1" style:font-size-asian="11pt" style:font-weight-asian="bold" style:font-size-complex="11pt" style:font-weight-complex="bold"/>
    </style:style>
    <style:style style:name="T73" style:family="text">
      <style:text-properties fo:color="#6f42c1" style:font-name="Liberation Serif" fo:font-size="13pt" officeooo:rsid="003913d1" style:font-size-asian="13pt" style:font-weight-asian="bold" style:font-size-complex="13pt" style:font-weight-complex="bold"/>
    </style:style>
    <style:style style:name="T74" style:family="text">
      <style:text-properties fo:color="#e36209" style:font-name="SFMono-Regular" fo:font-size="9.75pt" fo:font-style="normal" fo:font-weight="normal"/>
    </style:style>
    <style:style style:name="T75" style:family="text">
      <style:text-properties fo:color="#22863a"/>
    </style:style>
    <style:style style:name="T76" style:family="text">
      <style:text-properties fo:color="#22863a" style:font-name="SFMono-Regular" fo:font-size="9.75pt" fo:font-style="normal" fo:font-weight="normal"/>
    </style:style>
    <style:style style:name="T77" style:family="text">
      <style:text-properties fo:color="#fafbfc" style:font-name="SFMono-Regular" fo:font-size="9.75pt" fo:font-style="normal" fo:font-weight="normal" fo:background-color="#b31d28" loext:char-shading-value="0"/>
    </style:style>
    <style:style style:name="T78" style:family="text">
      <style:text-properties officeooo:rsid="0023561e"/>
    </style:style>
    <style:style style:name="T79" style:family="text">
      <style:text-properties officeooo:rsid="0023d4b7"/>
    </style:style>
    <style:style style:name="T80" style:family="text">
      <style:text-properties officeooo:rsid="00264586"/>
    </style:style>
    <style:style style:name="T81" style:family="text">
      <style:text-properties fo:color="#ff6600"/>
    </style:style>
    <style:style style:name="T82" style:family="text">
      <style:text-properties fo:color="#ff6600" style:font-name="SFMono-Regular" fo:font-size="9.75pt" fo:font-style="normal" fo:font-weight="bold" style:font-weight-asian="bold" style:font-weight-complex="bold"/>
    </style:style>
    <style:style style:name="T83" style:family="text">
      <style:text-properties fo:color="#ff6600" style:font-name="SFMono-Regular" fo:font-size="9.75pt" fo:font-weight="bold" style:font-weight-asian="bold" style:font-weight-complex="bold" fo:padding="0cm" fo:border="none"/>
    </style:style>
    <style:style style:name="T84" style:family="text">
      <style:text-properties fo:color="#ff6600" fo:font-weight="bold" style:font-weight-asian="bold" style:font-weight-complex="bold"/>
    </style:style>
    <style:style style:name="T85" style:family="text">
      <style:text-properties officeooo:rsid="002b4675"/>
    </style:style>
    <style:style style:name="T86" style:family="text">
      <style:text-properties officeooo:rsid="002bff46"/>
    </style:style>
    <style:style style:name="T87" style:family="text">
      <style:text-properties officeooo:rsid="002d1ab2"/>
    </style:style>
    <style:style style:name="T88" style:family="text">
      <style:text-properties officeooo:rsid="002e1a29"/>
    </style:style>
    <style:style style:name="T89" style:family="text">
      <style:text-properties officeooo:rsid="0030365e"/>
    </style:style>
    <style:style style:name="T90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91" style:family="text">
      <style:text-properties style:font-name="Liberation Serif" fo:font-size="10pt" fo:font-style="normal" fo:font-weight="bold" style:font-size-asian="10pt" style:font-weight-asian="bold" style:font-size-complex="10pt" style:font-weight-complex="bold"/>
    </style:style>
    <style:style style:name="T92" style:family="text">
      <style:text-properties style:font-name="Liberation Serif" fo:font-size="10pt" fo:font-style="normal" fo:font-weight="normal" style:font-size-asian="10pt" style:font-size-complex="10pt"/>
    </style:style>
    <style:style style:name="T93" style:family="text">
      <style:text-properties style:font-name="Liberation Serif" fo:font-size="11pt" style:font-size-asian="11pt" style:font-weight-asian="bold" style:font-size-complex="11pt" style:font-weight-complex="bold"/>
    </style:style>
    <style:style style:name="T94" style:family="text">
      <style:text-properties style:font-name="Liberation Serif" fo:font-size="11pt" officeooo:rsid="003913d1" style:font-size-asian="11pt" style:font-weight-asian="bold" style:font-size-complex="11pt" style:font-weight-complex="bold"/>
    </style:style>
    <style:style style:name="T95" style:family="text">
      <style:text-properties style:font-name="Liberation Serif" fo:font-size="13pt" style:font-size-asian="13pt" style:font-weight-asian="bold" style:font-size-complex="13pt" style:font-weight-complex="bold"/>
    </style:style>
    <style:style style:name="T96" style:family="text">
      <style:text-properties style:font-name="Liberation Serif" fo:font-size="13pt" officeooo:rsid="003913d1" style:font-size-asian="13pt" style:font-weight-asian="bold" style:font-size-complex="13pt" style:font-weight-complex="bold"/>
    </style:style>
    <style:style style:name="T97" style:family="text">
      <style:text-properties officeooo:rsid="003913d1"/>
    </style:style>
    <style:style style:name="T98" style:family="text">
      <style:text-properties style:font-weight-asian="bold" style:font-weight-complex="bold"/>
    </style:style>
    <style:style style:name="T99" style:family="text">
      <style:text-properties officeooo:rsid="003913d1" style:font-weight-asian="bold" style:font-weight-complex="bold"/>
    </style:style>
    <style:style style:name="T100" style:family="text">
      <style:text-properties fo:font-size="13pt" style:font-size-asian="13pt" style:font-weight-asian="bold" style:font-size-complex="13pt" style:font-weight-complex="bold"/>
    </style:style>
    <style:style style:name="T101" style:family="text">
      <style:text-properties fo:font-size="13pt" officeooo:rsid="003913d1" style:font-size-asian="13pt" style:font-weight-asian="bold" style:font-size-complex="13pt" style:font-weight-complex="bold"/>
    </style:style>
    <style:style style:name="T102" style:family="text">
      <style:text-properties fo:font-size="11pt" style:font-size-asian="11pt" style:font-weight-asian="bold" style:font-size-complex="11pt" style:font-weight-complex="bold"/>
    </style:style>
    <style:style style:name="T103" style:family="text">
      <style:text-properties fo:font-size="11pt" officeooo:rsid="003913d1" style:font-size-asian="11pt" style:font-weight-asian="bold" style:font-size-complex="11pt" style:font-weight-complex="bold"/>
    </style:style>
    <style:style style:name="T104" style:family="text">
      <style:text-properties officeooo:rsid="003c3752"/>
    </style:style>
    <style:style style:name="T105" style:family="text">
      <style:text-properties officeooo:rsid="003d7be2"/>
    </style:style>
    <style:style style:name="T106" style:family="text">
      <style:text-properties officeooo:rsid="004cdf50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a xlink:type="simple" xlink:href="https://github.com/angular/angularfire2/blob/master/docs/1-install-and-setup.md">https://github.com/angular/angularfire2/blob/master/docs/1-install-and-setup.md</text:a></text:p>
      <text:p text:style-name="P19"><text:a xlink:type="simple" xlink:href="https://github.com/angular/angularfire2/blob/master/docs/2-retrieving-data-as-objects.md">https://github.com/angular/angularfire2/blob/master/docs/2-retrieving-data-as-objects.md</text:a></text:p>
      <text:p text:style-name="P19"><text:a xlink:type="simple" xlink:href="https://github.com/angular/angularfire2/blob/master/docs/3-retrieving-data-as-lists.md">https://github.com/angular/angularfire2/blob/master/docs/3-retrieving-data-as-lists.md</text:a></text:p>
      <text:p text:style-name="P19"><text:a xlink:type="simple" xlink:href="https://github.com/angular/angularfire2/blob/master/docs/4-querying-lists.md">https://github.com/angular/angularfire2/blob/master/docs/4-querying-lists.md</text:a></text:p>
      <text:p text:style-name="P19"><text:a xlink:type="simple" xlink:href="https://github.com/angular/angularfire2/blob/master/docs/5-user-authentication.md">https://github.com/angular/angularfire2/blob/master/docs/5-user-authentication.md</text:a></text:p>
      <text:p text:style-name="P19"/>
      <text:p text:style-name="P19"/>
      <text:p text:style-name="P1"><text:span text:style-name="T5"/></text:p>
      <text:list xml:id="list1311863180111551" text:style-name="L1">
        <text:list-item>
          <text:p text:style-name="P3"><text:span text:style-name="T5"><text:s/></text:span><text:a xlink:type="simple" xlink:href="https://github.com/angular/angularfire2/blob/master/docs/1-install-and-setup.md"><text:span text:style-name="T6">Instalación y configuración</text:span></text:a><text:span text:style-name="T5"> </text:span></text:p>
        </text:list-item>
        <text:list-item>
          <text:p text:style-name="P3"><text:a xlink:type="simple" xlink:href="https://github.com/angular/angularfire2/blob/master/docs/2-retrieving-data-as-objects.md"><text:span text:style-name="T5">Recuperación de datos como objetos - </text:span></text:a><text:a xlink:type="simple" xlink:href="https://github.com/angular/angularfire2/blob/master/docs/2-retrieving-data-as-objects.md"><text:span text:style-name="T8">FirebaseObjectObservable</text:span></text:a></text:p>
        </text:list-item>
        <text:list-item>
          <text:p text:style-name="P2"><text:a xlink:type="simple" xlink:href="https://github.com/angular/angularfire2/blob/master/docs/3-retrieving-data-as-lists.md"><text:span text:style-name="T5">Recuperación de datos como listas - </text:span></text:a><text:a xlink:type="simple" xlink:href="https://github.com/angular/angularfire2/blob/master/docs/3-retrieving-data-as-lists.md"><text:span text:style-name="T8">FirebaseListObservable</text:span></text:a></text:p>
        </text:list-item>
        <text:list-item>
          <text:p text:style-name="P2"><text:a xlink:type="simple" xlink:href="https://github.com/angular/angularfire2/blob/master/docs/4-querying-lists.md"><text:span text:style-name="T5">Consultando listas</text:span></text:a></text:p>
        </text:list-item>
        <text:list-item>
          <text:p text:style-name="P2"><text:a xlink:type="simple" xlink:href="https://github.com/angular/angularfire2/blob/master/docs/5-user-authentication.md"><text:span text:style-name="T5">Autenticación de usuario - FirebaseAuthentication</text:span></text:a></text:p>
        </text:list-item>
      </text:list>
      <text:p text:style-name="P4"/>
      <text:h text:style-name="P37" text:outline-level="1"><text:span text:style-name="T38">1. </text:span>Instalación y configuración</text:h>
      <text:p text:style-name="P36"><text:span text:style-name="T15">Comenzar con AngularFire2 es fácil con </text:span><text:a xlink:type="simple" xlink:href="https://github.com/angular/angular-cli"><text:span text:style-name="T5">CLI angular</text:span></text:a><text:span text:style-name="T15"> . Siga los 10 pasos a continuación para comenzar. No te preocupes, siempre estamos trabajando para hacer esto más corto.</text:span></text:p>
      <text:p text:style-name="P36"><text:span text:style-name="T15">Us</text:span><text:span text:style-name="T16">ando</text:span><text:span text:style-name="T15"> Ionic y el Ionic CLI? Echa un vistazo a estas </text:span><text:a xlink:type="simple" xlink:href="https://github.com/angular/angularfire2/blob/master/docs/6-angularfire-and-ionic-cli.md"><text:span text:style-name="T5">instrucciones específicas</text:span></text:a><text:span text:style-name="T15"> para Ionic y su CLI.</text:span></text:p>
      <text:p text:style-name="P35"><text:span text:style-name="T15"/></text:p>
      <text:h text:style-name="P38" text:outline-level="3"><text:bookmark text:name="user-content-0-prerequisites"/>0. Prerequisites</text:h>
      <text:p text:style-name="P8">Antes de comenzar a instalar AngularFire2, asegúrese de tener la última versión de angular-cli instalada. Para verificar ejecute el comando <text:span text:style-name="Source_20_Text"><text:span text:style-name="T83">ng -v</text:span></text:span><text:span text:style-name="Source_20_Text"><text:span text:style-name="T49"> </text:span></text:span>y asegúrese de verlo <text:span text:style-name="Source_20_Text"><text:span text:style-name="T50">angular-cli: 1.x.x-beta.xx</text:span></text:span><text:span text:style-name="T39">.</text:span> La versión compatible más baja es <text:span text:style-name="Source_20_Text"><text:span text:style-name="T49">1.x.x-beta.14</text:span></text:span>.</text:p>
      <text:p text:style-name="P6">Si no es así, puede que tenga que hacer lo siguiente:</text:p>
      <text:p text:style-name="P22"># if you have the wrong cli version only</text:p>
      <text:p text:style-name="P27"><text:span text:style-name="T106">sudo </text:span>npm uninstall -g angular-cli</text:p>
      <text:p text:style-name="P28"><text:span text:style-name="T106">sudo </text:span>npm uninstall -g @angular/cli</text:p>
      <text:p text:style-name="P28"><text:span text:style-name="T106">sudo </text:span>npm cache clean</text:p>
      <text:p text:style-name="P34"/>
      <text:p text:style-name="P32"># reinstall clean version</text:p>
      <text:p text:style-name="P28"><text:span text:style-name="T106">sudo </text:span>npm install -g @angular/cli@latest</text:p>
      <text:p text:style-name="P7">Necesita la CLI <text:span text:style-name="T78">de </text:span>angular, las tipificaciones<text:span text:style-name="T78">(typings)</text:span> y el TypeScript.</text:p>
      <text:p text:style-name="P24"><text:span text:style-name="T106">sudo </text:span>npm install -g @angular/cli@latest</text:p>
      <text:p text:style-name="P32"># or install locally</text:p>
      <text:p text:style-name="P28"><text:span text:style-name="T106">sudo </text:span>npm install @angular/cli --save-dev</text:p>
      <text:p text:style-name="P32"><text:soft-page-break/># make sure you have typings installed</text:p>
      <text:p text:style-name="P27"><text:span text:style-name="T106">sudo </text:span>npm install -g typings</text:p>
      <text:p text:style-name="P27"><text:span text:style-name="T106">sudo </text:span>npm install -g typescript</text:p>
      <text:h text:style-name="P38" text:outline-level="3"><text:bookmark text:name="user-content-1-create-a-new-project"/>1. <text:span text:style-name="T79">Crear un nuevo proyecto</text:span></text:h>
      <text:p text:style-name="P23">ng new <text:span text:style-name="T53">&lt;</text:span>project-name<text:span text:style-name="T53">&gt;</text:span></text:p>
      <text:p text:style-name="P27"><text:span text:style-name="T56">cd</text:span> <text:span text:style-name="T53">&lt;</text:span>project-name<text:span text:style-name="T53">&gt;</text:span></text:p>
      <text:p text:style-name="P10"><text:span text:style-name="T17">El comando </text:span><text:span text:style-name="Source_20_Text"><text:span text:style-name="T29">new</text:span></text:span><text:span text:style-name="T17"> </text:span><text:span text:style-name="T18">de </text:span><text:span text:style-name="T17">CLI Angular establecerá la última versión Angular en una nueva estructura de proyecto.</text:span></text:p>
      <text:h text:style-name="P38" text:outline-level="3"><text:bookmark text:name="user-content-2-test-your-setup"/>2. Test your Setup</text:h>
      <text:p text:style-name="P23">ng serve</text:p>
      <text:p text:style-name="P27">open http://localhost:4200</text:p>
      <text:p text:style-name="P5"><text:span text:style-name="T17">¡Deberías ver un mensaje que dice que </text:span><text:span text:style-name="Emphasis"><text:span text:style-name="T4">App funciona!</text:span></text:span></text:p>
      <text:h text:style-name="P38" text:outline-level="3"><text:bookmark text:name="user-content-3-install-angularfire-2-and-firebase"/>3. Instale AngularFire 2 y Firebase</text:h>
      <text:p text:style-name="P25"><text:span text:style-name="T52">sudo </text:span><text:span text:style-name="T51">npm install angularfire2 firebase --save</text:span></text:p>
      <text:p text:style-name="P6">Ahora que tiene una nueva configuración de proyecto, instale AngularFire2 y Firebase desde npm.</text:p>
      <text:h text:style-name="P40" text:outline-level="3"><text:bookmark text:name="user-content-4-add-firebase-config-to-environments-variable"/>4. Agregue Firebase config a la variable de ambientes<text:span text:style-name="T80">(environments)</text:span></text:h>
      <text:p text:style-name="P9"><text:span text:style-name="T17">Abra </text:span><text:span text:style-name="Source_20_Text"><text:span text:style-name="T36">/src/environments/environment.ts </text:span></text:span><text:span text:style-name="T17">y agregue su configuración de Firebase:</text:span></text:p>
      <text:p text:style-name="P23"><text:span text:style-name="T53">export</text:span> <text:span text:style-name="T53">const</text:span> environment <text:span text:style-name="T53">=</text:span> {</text:p>
      <text:p text:style-name="P30"><text:s text:c="2"/><text:span text:style-name="T47">production: </text:span><text:span text:style-name="T57">false</text:span><text:span text:style-name="T47">,</text:span></text:p>
      <text:p text:style-name="P30"><text:s text:c="2"/><text:span text:style-name="T47">firebase: {</text:span></text:p>
      <text:p text:style-name="P30"><text:s text:c="4"/><text:span text:style-name="T47">apiKey: </text:span><text:span text:style-name="T61">'&lt;your-key&gt;'</text:span><text:span text:style-name="T47">,</text:span></text:p>
      <text:p text:style-name="P30"><text:s text:c="4"/><text:span text:style-name="T47">authDomain: </text:span><text:span text:style-name="T61">'&lt;your-project-authdomain&gt;'</text:span><text:span text:style-name="T47">,</text:span></text:p>
      <text:p text:style-name="P30"><text:s text:c="4"/><text:span text:style-name="T47">databaseURL: </text:span><text:span text:style-name="T61">'&lt;your-database-URL&gt;'</text:span><text:span text:style-name="T47">,</text:span></text:p>
      <text:p text:style-name="P30"><text:s text:c="4"/><text:span text:style-name="T47">projectId: </text:span><text:span text:style-name="T61">'&lt;your-project-id&gt;'</text:span><text:span text:style-name="T47">,</text:span></text:p>
      <text:p text:style-name="P30"><text:s text:c="4"/><text:span text:style-name="T47">storageBucket: </text:span><text:span text:style-name="T61">'&lt;your-storage-bucket&gt;'</text:span><text:span text:style-name="T47">,</text:span></text:p>
      <text:p text:style-name="P30"><text:s text:c="4"/><text:span text:style-name="T47">messagingSenderId: </text:span><text:span text:style-name="T61">'&lt;your-messaging-sender-id&gt;'</text:span></text:p>
      <text:p text:style-name="P30"><text:s text:c="2"/><text:span text:style-name="T47">}</text:span></text:p>
      <text:p text:style-name="P27">};</text:p>
      <text:h text:style-name="P41" text:outline-level="3"><text:bookmark text:name="user-content-5-setup-ngmodule-for-the-angularfiremodule"/><text:soft-page-break/><text:span text:style-name="T3">5. </text:span> <text:span text:style-name="T3">Configurar @NgModule para el AngularFireModule</text:span></text:h>
      <text:p text:style-name="P14"><text:span text:style-name="Source_20_Text"><text:span text:style-name="T20">Abra </text:span></text:span><text:span text:style-name="Source_20_Text"><text:span text:style-name="T35"><text:s/></text:span></text:span><text:span text:style-name="Source_20_Text"><text:span text:style-name="T34">/src/app/app.module.ts</text:span></text:span><text:span text:style-name="T17">, </text:span><text:span text:style-name="T31"> </text:span><text:span text:style-name="T17">inyecte los proveedores</text:span><text:span text:style-name="T19">(providers)</text:span><text:span text:style-name="T17"> de Firebase y especifique su configuración de Firebase. Esto se puede encontrar en su proyecto en </text:span><text:a xlink:type="simple" xlink:href="https://console.firebase.google.com/"><text:span text:style-name="T7">Firebase Console</text:span></text:a><text:span text:style-name="T17">:</text:span></text:p>
      <text:p text:style-name="P11"><text:span text:style-name="T17"/></text:p>
      <text:p text:style-name="P23"><text:span text:style-name="T53">import</text:span> { BrowserModule } <text:span text:style-name="T53">from</text:span> <text:span text:style-name="T59">'@angular/platform-browser'</text:span>;</text:p>
      <text:p text:style-name="P27"><text:span text:style-name="T53">import</text:span> { NgModule } <text:span text:style-name="T53">from</text:span> <text:span text:style-name="T59">'@angular/core'</text:span>;</text:p>
      <text:p text:style-name="P27"><text:span text:style-name="T53">import</text:span> { AppComponent } <text:span text:style-name="T53">from</text:span> <text:span text:style-name="T59">'./app.component'</text:span>;</text:p>
      <text:p text:style-name="P33">import { AngularFireModule } from 'angularfire2';</text:p>
      <text:p text:style-name="P33">import { environment } from '../environments/environment';</text:p>
      <text:p text:style-name="P34"/>
      <text:p text:style-name="P27">@<text:span text:style-name="T64">NgModule</text:span>({</text:p>
      <text:p text:style-name="P30"><text:s text:c="2"/><text:span text:style-name="T47">imports: [</text:span></text:p>
      <text:p text:style-name="P30"><text:s text:c="4"/><text:span text:style-name="T47">BrowserModule,</text:span></text:p>
      <text:p text:style-name="P30"><text:s text:c="4"/><text:span text:style-name="T82">AngularFireModule.initializeApp(environment.firebase)</text:span></text:p>
      <text:p text:style-name="P30"><text:s text:c="2"/><text:span text:style-name="T47">],</text:span></text:p>
      <text:p text:style-name="P30"><text:s text:c="2"/><text:span text:style-name="T47">declarations: [ AppComponent ],</text:span></text:p>
      <text:p text:style-name="P30"><text:s text:c="2"/><text:span text:style-name="T47">bootstrap: [ AppComponent ]</text:span></text:p>
      <text:p text:style-name="P27">})</text:p>
      <text:p text:style-name="P27"><text:span text:style-name="T53">export</text:span> <text:span text:style-name="T53">class</text:span> <text:span text:style-name="T64">AppModule</text:span> {}</text:p>
      <text:h text:style-name="P42" text:outline-level="4"><text:bookmark text:name="user-content-custom-firebaseapp-names"/><text:span text:style-name="T85">Nombre personalizado de </text:span>FirebaseApp </text:h>
      <text:p text:style-name="P9"><text:span text:style-name="T17">Opcionalmente, puede proporcionar un nombre FirebaseApp personalizado con </text:span><text:span text:style-name="Source_20_Text"><text:span text:style-name="T36">initializeApp</text:span></text:span><text:span text:style-name="T17">.</text:span></text:p>
      <text:p text:style-name="P23">@<text:span text:style-name="T64">NgModule</text:span>({</text:p>
      <text:p text:style-name="P30"><text:s text:c="2"/><text:span text:style-name="T47">imports: [</text:span></text:p>
      <text:p text:style-name="P30"><text:s text:c="4"/><text:span text:style-name="T47">BrowserModule,</text:span></text:p>
      <text:p text:style-name="P30"><text:s text:c="4"/><text:span text:style-name="T47">AngularFireModule.</text:span><text:span text:style-name="T65">initializeApp</text:span><text:span text:style-name="T47">(environment.firebase</text:span><text:span text:style-name="T82">, 'my-app-name'</text:span><text:span text:style-name="T47">)</text:span></text:p>
      <text:p text:style-name="P30"><text:s text:c="2"/><text:span text:style-name="T47">],</text:span></text:p>
      <text:p text:style-name="P30"><text:s text:c="2"/><text:span text:style-name="T47">declarations: [ AppComponent ],</text:span></text:p>
      <text:p text:style-name="P30"><text:s text:c="2"/><text:span text:style-name="T47">bootstrap: [ AppComponent ]</text:span></text:p>
      <text:p text:style-name="P27">})</text:p>
      <text:p text:style-name="P27"><text:span text:style-name="T53">export</text:span> <text:span text:style-name="T53">class</text:span> <text:span text:style-name="T64">AppModule</text:span> {}</text:p>
      <text:h text:style-name="P38" text:outline-level="3"><text:soft-page-break/></text:h>
      <text:h text:style-name="P38" text:outline-level="3"><text:bookmark text:name="user-content-6-setup-individual-ngmodules"/>6. <text:span text:style-name="T86">Configuración</text:span> individual <text:span text:style-name="T87">de </text:span>@NgModules</text:h>
      <text:p text:style-name="P15">Después de agregar el <text:span text:style-name="T84">AngularFireModule</text:span> también necesita agregar módulos para los @NgModules individuales que su aplicación necesita.</text:p>
      <text:list xml:id="list6988200809642138141" text:style-name="L3">
        <text:list-item>
          <text:p text:style-name="P18">AngularFireAuthModule</text:p>
        </text:list-item>
        <text:list-item>
          <text:p text:style-name="P18">AngularFireDatabaseModule</text:p>
        </text:list-item>
        <text:list-item>
          <text:p text:style-name="P17"><text:span text:style-name="T84">AngularFireStorageModule</text:span> (versión futura)</text:p>
        </text:list-item>
        <text:list-item>
          <text:p text:style-name="P17"><text:span text:style-name="T81">AngularFireMessagingModule</text:span> (versión futura)</text:p>
        </text:list-item>
      </text:list>
      <text:h text:style-name="P43" text:outline-level="4">Agregar <text:span text:style-name="T88">módulos de </text:span>Firebase <text:span text:style-name="T81">Database and Auth </text:span></text:h>
      <text:p text:style-name="P6">Por ejemplo, si su aplicación utilizaba la <text:span text:style-name="T39">autenticación </text:span>de Firebase y la <text:span text:style-name="T39">base de datos</text:span> de Firebase, agregaría:</text:p>
      <text:p text:style-name="P23"><text:span text:style-name="T53">import</text:span> { BrowserModule } <text:span text:style-name="T53">from</text:span> <text:span text:style-name="T59">'@angular/platform-browser'</text:span>;</text:p>
      <text:p text:style-name="P27"><text:span text:style-name="T53">import</text:span> { NgModule } <text:span text:style-name="T53">from</text:span> <text:span text:style-name="T59">'@angular/core'</text:span>;</text:p>
      <text:p text:style-name="P27"><text:span text:style-name="T53">import</text:span> { AppComponent } <text:span text:style-name="T53">from</text:span> <text:span text:style-name="T59">'./app.component'</text:span>;</text:p>
      <text:p text:style-name="P29"><text:span text:style-name="T53">import</text:span> { AngularFireModule } <text:span text:style-name="T53">from</text:span> <text:span text:style-name="T59">'angularfire2'</text:span>;</text:p>
      <text:p text:style-name="P29"><text:span text:style-name="T53">import</text:span> { AngularFireDatabaseModule } <text:span text:style-name="T53">from</text:span> <text:span text:style-name="T59">'angularfire2/database'</text:span>;</text:p>
      <text:p text:style-name="P29"><text:span text:style-name="T53">import</text:span> { AngularFireAuthModule } <text:span text:style-name="T53">from</text:span> <text:span text:style-name="T59">'angularfire2/auth'</text:span>;</text:p>
      <text:p text:style-name="P29"><text:span text:style-name="T53">import</text:span> { environment } <text:span text:style-name="T53">from</text:span> <text:span text:style-name="T59">'../environments/environment'</text:span>;</text:p>
      <text:p text:style-name="P34"/>
      <text:p text:style-name="P27">@<text:span text:style-name="T64">NgModule</text:span>({</text:p>
      <text:p text:style-name="P30"><text:s text:c="2"/><text:span text:style-name="T47">imports: [</text:span></text:p>
      <text:p text:style-name="P30"><text:s text:c="4"/><text:span text:style-name="T47">BrowserModule,</text:span></text:p>
      <text:p text:style-name="Standard"><text:span text:style-name="T39"><text:s text:c="3"/></text:span><text:span text:style-name="T90"><text:s/></text:span><text:span text:style-name="T91">AngularFireModule.</text:span><text:span text:style-name="T71">initializeApp</text:span><text:span text:style-name="T91">(environment.firebase, </text:span><text:span text:style-name="T63">'my-app-name'</text:span><text:span text:style-name="T91">),</text:span><text:span text:style-name="T92"> </text:span><text:span text:style-name="T40">// import</text:span><text:span text:style-name="T41">ar</text:span><text:span text:style-name="T40"> firebase/app </text:span><text:span text:style-name="T41">necesario para todo </text:span><text:span text:style-name="T42">con firebase</text:span></text:p>
      <text:p text:style-name="P20"><text:span text:style-name="T39"><text:s text:c="4"/></text:span><text:span text:style-name="T2">AngularFireDatabaseModule,</text:span><text:span text:style-name="T1"> </text:span><text:span text:style-name="T43">//</text:span><text:span text:style-name="T44">Importar</text:span><text:span text:style-name="T43"> firebase/database, </text:span><text:span text:style-name="T44">solo necesario para las caracteristicas de </text:span><text:span text:style-name="T45">database</text:span><text:span text:style-name="T43"> </text:span></text:p>
      <text:p text:style-name="P21"><text:s text:c="4"/><text:span text:style-name="T2">AngularFireAuthModule,</text:span><text:span text:style-name="T1"> </text:span><text:span text:style-name="T43">// </text:span><text:span text:style-name="T44">Importar</text:span><text:span text:style-name="T43"> firebase/auth, </text:span><text:span text:style-name="T44"><text:s/>para las caracteristicas de </text:span><text:span text:style-name="T45">auth</text:span><text:span text:style-name="T43"> </text:span></text:p>
      <text:p text:style-name="P30"><text:s text:c="2"/><text:span text:style-name="T47">],</text:span></text:p>
      <text:p text:style-name="P30"><text:s text:c="2"/><text:span text:style-name="T47">declarations: [ AppComponent ],</text:span></text:p>
      <text:p text:style-name="P30"><text:s text:c="2"/><text:span text:style-name="T47">bootstrap: [ AppComponent ]</text:span></text:p>
      <text:p text:style-name="P27">})</text:p>
      <text:p text:style-name="P27"><text:span text:style-name="T53">export</text:span> <text:span text:style-name="T53">class</text:span> <text:span text:style-name="T64">AppModule</text:span> {}</text:p>
      <text:h text:style-name="P38" text:outline-level="3"><text:bookmark text:name="user-content-7-inject-angularfiredatabase"/><text:soft-page-break/>7. <text:span text:style-name="T89">Inyectar</text:span> AngularFireDatabase</text:h>
      <text:p text:style-name="P12"><text:span text:style-name="T17">Abra </text:span><text:span text:style-name="Source_20_Text"><text:span text:style-name="T36">/src/app/app.component.ts </text:span></text:span><text:span text:style-name="T17">y asegúrese de </text:span><text:span text:style-name="T25">modificar/eliminar</text:span><text:span text:style-name="T17"> cualquier tests para que </text:span><text:span text:style-name="T21">el ejemplo</text:span><text:span text:style-name="T17"> funcione (las </text:span><text:span text:style-name="T21">test </text:span><text:span text:style-name="T17">siguen siendo importantes, ya sabes):</text:span></text:p>
      <text:p text:style-name="P5"/>
      <text:p text:style-name="P23"><text:span text:style-name="T53">import</text:span> { Component } <text:span text:style-name="T53">from</text:span> <text:span text:style-name="T59">'@angular/core'</text:span>;</text:p>
      <text:p text:style-name="P29"><text:span text:style-name="T53">import</text:span> { AngularFireDatabase, FirebaseListObservable } <text:span text:style-name="T53">from</text:span> <text:span text:style-name="T59">'angularfire2/database'</text:span>;</text:p>
      <text:p text:style-name="P34"/>
      <text:p text:style-name="P27">@<text:span text:style-name="T64">Component</text:span>({</text:p>
      <text:p text:style-name="P30"><text:s text:c="2"/><text:span text:style-name="T47">selector: </text:span><text:span text:style-name="T61">'app-root'</text:span><text:span text:style-name="T47">,</text:span></text:p>
      <text:p text:style-name="P30"><text:s text:c="2"/><text:span text:style-name="T47">templateUrl: </text:span><text:span text:style-name="T61">'app.component.html'</text:span><text:span text:style-name="T47">,</text:span></text:p>
      <text:p text:style-name="P30"><text:s text:c="2"/><text:span text:style-name="T47">styleUrls: [</text:span><text:span text:style-name="T61">'app.component.css'</text:span><text:span text:style-name="T47">]</text:span></text:p>
      <text:p text:style-name="P27">})</text:p>
      <text:p text:style-name="P27"><text:span text:style-name="T53">export</text:span> <text:span text:style-name="T53">class</text:span> <text:span text:style-name="T64">AppComponent</text:span> {</text:p>
      <text:p text:style-name="P30"><text:s text:c="2"/><text:span text:style-name="T54">constructor</text:span><text:span text:style-name="T47">(</text:span><text:span text:style-name="T74">db</text:span><text:span text:style-name="T54">:</text:span><text:span text:style-name="T47"> </text:span><text:span text:style-name="T65">AngularFireDatabase</text:span><text:span text:style-name="T47">) {</text:span></text:p>
      <text:p text:style-name="P34"><text:span text:style-name="T31"><text:s text:c="2"/></text:span><text:span text:style-name="T28">}</text:span></text:p>
      <text:p text:style-name="P27">}</text:p>
      <text:h text:style-name="P39" text:outline-level="3"><text:bookmark text:name="user-content-8-bind-to-a-list"/>8.<text:span text:style-name="T95"> </text:span><text:span text:style-name="T96">Vincular a una lista(</text:span><text:span text:style-name="T95">Bind to a list</text:span><text:span text:style-name="T96">). Observable de lista <text:s/></text:span><text:span text:style-name="T73">FirebaseListObservable</text:span></text:h>
      <text:p text:style-name="P9"><text:span text:style-name="T22">En</text:span><text:span text:style-name="T17"> </text:span><text:span text:style-name="Source_20_Text"><text:span text:style-name="T29">/src/app/app.component.ts</text:span></text:span><text:span text:style-name="T17">:</text:span></text:p>
      <text:p text:style-name="P9"><text:span text:style-name="T17"/></text:p>
      <text:p text:style-name="P23"><text:span text:style-name="T53">import</text:span> { Component } <text:span text:style-name="T53">from</text:span> <text:span text:style-name="T59">'@angular/core'</text:span>;</text:p>
      <text:p text:style-name="P29"><text:span text:style-name="T53">import</text:span> { AngularFireDatabase, FirebaseListObservable } <text:span text:style-name="T53">from</text:span> <text:span text:style-name="T59">'angularfire2/database'</text:span>;</text:p>
      <text:p text:style-name="P34"/>
      <text:p text:style-name="P27">@<text:span text:style-name="T64">Component</text:span>({</text:p>
      <text:p text:style-name="P30"><text:s text:c="2"/><text:span text:style-name="T47">selector: </text:span><text:span text:style-name="T61">'app-root'</text:span><text:span text:style-name="T47">,</text:span></text:p>
      <text:p text:style-name="P30"><text:s text:c="2"/><text:span text:style-name="T47">templateUrl: </text:span><text:span text:style-name="T61">'app.component.html'</text:span><text:span text:style-name="T47">,</text:span></text:p>
      <text:p text:style-name="P30"><text:s text:c="2"/><text:span text:style-name="T47">styleUrls: [</text:span><text:span text:style-name="T61">'app.component.css'</text:span><text:span text:style-name="T47">]</text:span></text:p>
      <text:p text:style-name="P27">})</text:p>
      <text:p text:style-name="P27"><text:span text:style-name="T53">export</text:span> <text:span text:style-name="T53">class</text:span> <text:span text:style-name="T64">AppComponent</text:span> {</text:p>
      <text:p text:style-name="P30"><text:s text:c="2"/><text:span text:style-name="T48">items</text:span><text:span text:style-name="T55">:</text:span><text:span text:style-name="T48"> </text:span><text:span text:style-name="T66">FirebaseListObservable</text:span><text:span text:style-name="T48">&lt;</text:span><text:span text:style-name="T58">any</text:span><text:span text:style-name="T48">[]&gt;;</text:span></text:p>
      <text:p text:style-name="P30"><text:s text:c="2"/><text:span text:style-name="T54">constructor</text:span><text:span text:style-name="T47">(</text:span><text:span text:style-name="T74">db</text:span><text:span text:style-name="T54">:</text:span><text:span text:style-name="T47"> </text:span><text:span text:style-name="T65">AngularFireDatabase</text:span><text:span text:style-name="T47">) {</text:span></text:p>
      <text:p text:style-name="P30"><text:s text:c="4"/><text:span text:style-name="T58">this</text:span><text:span text:style-name="T48">.items </text:span><text:span text:style-name="T55">=</text:span><text:span text:style-name="T48"> db.</text:span><text:span text:style-name="T66">list</text:span><text:span text:style-name="T48">(</text:span><text:span text:style-name="T62">'/items'</text:span><text:span text:style-name="T48">);</text:span></text:p>
      <text:p text:style-name="P30"><text:s text:c="2"/><text:span text:style-name="T47">}</text:span></text:p>
      <text:p text:style-name="P27">}</text:p>
      <text:p text:style-name="P9"><text:span text:style-name="T23">Abra</text:span><text:span text:style-name="T17"> </text:span><text:span text:style-name="Source_20_Text"><text:span text:style-name="T29">/src/app/app.component.html</text:span></text:span><text:span text:style-name="T17">:</text:span></text:p>
      <text:p text:style-name="P23">&lt;<text:span text:style-name="T75">ul</text:span>&gt;</text:p>
      <text:p text:style-name="P30"><text:s text:c="2"/><text:span text:style-name="T47">&lt;</text:span><text:span text:style-name="T76">li</text:span><text:span text:style-name="T47"> </text:span><text:span text:style-name="T65">class</text:span><text:span text:style-name="T47">=</text:span><text:span text:style-name="T61">"text"</text:span><text:span text:style-name="T47"> *</text:span><text:span text:style-name="T65">ngFor</text:span><text:span text:style-name="T47">=</text:span><text:span text:style-name="T61">"let item of items | async"</text:span><text:span text:style-name="T47">&gt;</text:span></text:p>
      <text:p text:style-name="P30"><text:soft-page-break/><text:s text:c="4"/><text:span text:style-name="T47">{{item.$value}}</text:span></text:p>
      <text:p text:style-name="P30"><text:s text:c="2"/><text:span text:style-name="T47">&lt;/</text:span><text:span text:style-name="T76">li</text:span><text:span text:style-name="T47">&gt;</text:span></text:p>
      <text:p text:style-name="P27">&lt;/<text:span text:style-name="T75">ul</text:span>&gt;</text:p>
      <text:h text:style-name="P38" text:outline-level="3"><text:bookmark text:name="user-content-9-run-your-app"/>9. <text:span text:style-name="T104">Ejecuta la app</text:span></text:h>
      <text:p text:style-name="P23">ng serve</text:p>
      <text:p text:style-name="P5">Ejecute el comando <text:span text:style-name="T105">serve(servi)</text:span> y vaya a <text:span text:style-name="Source_20_Text"><text:span text:style-name="T49">localhost:4200 </text:span></text:span>en su navegador.</text:p>
      <text:p text:style-name="P16">¡Y eso es! Si es totalmente <text:span text:style-name="Emphasis">borked</text:span> , archivo <text:span text:style-name="T105">con </text:span>un problema, háganoslo saber.</text:p>
      <text:h text:style-name="Heading_20_4" text:outline-level="4"><text:a xlink:type="simple" xlink:href="https://github.com/angular/angularfire2/blob/master/docs/2-retrieving-data-as-objects.md"><text:span text:style-name="T14">Siguiente paso: Recuperación de datos como objetos</text:span></text:a></text:h>
      <text:h text:style-name="Heading_20_4" text:outline-level="4"><text:span text:style-name="T32">Solución de problemas</text:span><text:bookmark text:name="user-content-troubleshooting"/><text:span text:style-name="T13">(</text:span><text:span text:style-name="T32">Troubleshooting</text:span><text:span text:style-name="T33">)</text:span></text:h>
      <text:h text:style-name="Heading_20_4" text:outline-level="4"><text:bookmark text:name="user-content-1-cannot-find-namespace-firebase"/>1. No se puede encontrar el namespace 'firebase'.</text:h>
      <text:p text:style-name="P13"><text:span text:style-name="T17">Si se ejecuta en este error al intentar invocar </text:span><text:span text:style-name="Source_20_Text"><text:span text:style-name="T30">ng serve</text:span></text:span><text:span text:style-name="T17">, abra </text:span><text:span text:style-name="Source_20_Text"><text:span text:style-name="T30">src/tsconfig.json</text:span></text:span><text:span text:style-name="Source_20_Text"><text:span text:style-name="T29"> </text:span></text:span><text:span text:style-name="T17">y agregue </text:span><text:span text:style-name="T24">el array</text:span><text:span text:style-name="T17"> "types" de la siguiente manera:</text:span></text:p>
      <text:p text:style-name="P23">{</text:p>
      <text:p text:style-name="P30"><text:s text:c="2"/><text:span text:style-name="T61">"compilerOptions"</text:span><text:span text:style-name="T47">: {</text:span></text:p>
      <text:p text:style-name="P30"><text:s text:c="4"/><text:span text:style-name="T77">...</text:span></text:p>
      <text:p text:style-name="P30"><text:s text:c="4"/><text:span text:style-name="T61">"typeRoots"</text:span><text:span text:style-name="T47">: [</text:span></text:p>
      <text:p text:style-name="P30"><text:s text:c="6"/><text:span text:style-name="T61">"../node_modules/@types"</text:span></text:p>
      <text:p text:style-name="P30"><text:s text:c="4"/><text:span text:style-name="T47">],</text:span></text:p>
      <text:p text:style-name="P34"/>
      <text:p text:style-name="P30"><text:s text:c="4"/><text:span text:style-name="T77">//</text:span><text:span text:style-name="T47"> </text:span><text:span text:style-name="T77">ADD</text:span><text:span text:style-name="T47"> </text:span><text:span text:style-name="T77">THIS</text:span></text:p>
      <text:p text:style-name="P31"><text:s text:c="4"/><text:span text:style-name="T60">"types"</text:span><text:span text:style-name="T46">: [</text:span></text:p>
      <text:p text:style-name="P31"><text:s text:c="6"/><text:span text:style-name="T60">"firebase"</text:span></text:p>
      <text:p text:style-name="P31"><text:s text:c="4"/><text:span text:style-name="T46">]</text:span></text:p>
      <text:p text:style-name="P30"><text:s text:c="2"/><text:span text:style-name="T47">}</text:span></text:p>
      <text:p text:style-name="P27">}</text:p>
      <text:h text:style-name="P42" text:outline-level="4"><text:bookmark text:name="user-content-2-cannot-find-name-require-this-is-just-a-temporary-workaround-for-the-angular-cli"/>2. No se puede encontrar el nombre 'require' (Esto es sólo una solución temporal para la CLI Angular).</text:h>
      <text:p text:style-name="P9"><text:span text:style-name="T17">Si se ejecuta este error al intentar invocar </text:span><text:span text:style-name="Source_20_Text"><text:span text:style-name="T29">ng serve</text:span></text:span><text:span text:style-name="T17">, abra </text:span><text:span text:style-name="Source_20_Text"><text:span text:style-name="T36">src/typings.d.ts</text:span></text:span><text:span text:style-name="Source_20_Text"><text:span text:style-name="T29"> </text:span></text:span><text:span text:style-name="T17">y agregue las dos entradas siguientes como sigue:</text:span></text:p>
      <text:p text:style-name="P26"><text:span text:style-name="T37">declare</text:span><text:span text:style-name="T28"> var require: any</text:span><text:span text:style-name="T37">;</text:span></text:p>
      <text:p text:style-name="P27"><text:span text:style-name="T53">declare</text:span> var module: any<text:span text:style-name="T53">;</text:span></text:p>
      <text:p text:style-name="P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09:30:23.738564080</meta:creation-date>
    <dc:date>2017-08-30T12:07:54.397748517</dc:date>
    <meta:editing-duration>PT2H36M27S</meta:editing-duration>
    <meta:editing-cycles>36</meta:editing-cycles>
    <meta:generator>LibreOffice/4.2.8.2$Linux_X86_64 LibreOffice_project/420m0$Build-2</meta:generator>
    <meta:document-statistic meta:table-count="0" meta:image-count="0" meta:object-count="0" meta:page-count="6" meta:paragraph-count="164" meta:word-count="826" meta:character-count="6873" meta:non-whitespace-character-count="6051"/>
  </office:meta>
</office:document-meta>
</file>